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36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36" office:value-type="string" calcext:value-type="string">
            <text:p>Exercices ? TP ?</text:p>
          </table:table-cell>
          <table:table-cell table:style-name="ce46" office:value-type="string" calcext:value-type="string">
            <text:p>projet bibliothèque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8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7" table:default-cell-style-name="ce81"/>
        <table:table-column table:style-name="co3" table:number-columns-repeated="8" table:default-cell-style-name="Default"/>
        <table:table-column table:style-name="co4" table:number-columns-repeated="944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2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7" office:value-type="string" calcext:value-type="string">
            <text:p>Sécurité – chiffrement asymétrique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2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12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1"/>
          <table:table-cell table:style-name="ce88" table:number-columns-repeated="40"/>
          <table:table-cell table:style-name="ce91" table:number-columns-repeated="912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3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3"/>
          <table:table-cell table:number-columns-repeated="958"/>
        </table:table-row>
        <table:table-row table:style-name="ro5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0"/>
          <table:table-cell table:number-columns-repeated="958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5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3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58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9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58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2"/>
          <table:table-cell table:number-columns-repeated="2" table:style-name="ce56" office:value-type="string" calcext:value-type="string">
            <text:p>X</text:p>
          </table:table-cell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4"/>
          <table:table-cell table:number-columns-repeated="958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4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4"/>
          <table:table-cell table:number-columns-repeated="958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58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0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8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4"/>
          <table:table-cell table:number-columns-repeated="958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58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58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58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4"/>
          <table:table-cell table:number-columns-repeated="958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4:55:58.30985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22T11:35:18.885844120</dc:date>
    <meta:editing-duration>P184DT18H50M22S</meta:editing-duration>
    <meta:editing-cycles>828</meta:editing-cycles>
    <meta:generator>LibreOffice/6.1.5.2$Linux_X86_64 LibreOffice_project/10$Build-2</meta:generator>
    <meta:document-statistic meta:table-count="3" meta:cell-count="994" meta:object-count="0"/>
  </office:meta>
</office:document-meta>
</file>